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5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77.46pt"/>
    </style:style>
    <style:style style:name="co4" style:family="table-column">
      <style:table-column-properties fo:break-before="auto" style:column-width="214.61pt"/>
    </style:style>
    <style:style style:name="co5" style:family="table-column">
      <style:table-column-properties fo:break-before="auto" style:column-width="110.35pt"/>
    </style:style>
    <style:style style:name="co6" style:family="table-column">
      <style:table-column-properties fo:break-before="auto" style:column-width="118.09pt"/>
    </style:style>
    <style:style style:name="co7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distance from the bottom side of the sensor’s leg to the sensor in cm</text:p>
          </table:table-cell>
          <table:table-cell office:value-type="float" office:value="5.5" calcext:value-type="float">
            <text:p>5.5</text:p>
          </table:table-cell>
          <table:table-cell table:formula="of:=[.B1] + [.B2]" office:value-type="float" office:value="7.5" calcext:value-type="float">
            <text:p>7.5</text:p>
          </table:table-cell>
          <table:table-cell/>
          <table:table-cell office:value-type="string" calcext:value-type="string">
            <text:p>r (position of the side of the sensor’s leg in cm when the lamp is stated at 63 cm)</text:p>
          </table:table-cell>
          <table:table-cell office:value-type="string" calcext:value-type="string">
            <text:p>d (distance between sensor and filament in cm)</text:p>
          </table:table-cell>
          <table:table-cell table:number-columns-repeated="2"/>
          <table:table-cell office:value-type="string" calcext:value-type="string">
            <text:p>d values merged in cm</text:p>
          </table:table-cell>
          <table:table-cell office:value-type="string" calcext:value-type="string">
            <text:p>sigma d</text:p>
          </table:table-cell>
          <table:table-cell office:value-type="string" calcext:value-type="string">
            <text:p><text:s/>corresponding voltage readings in V</text:p>
          </table:table-cell>
          <table:table-cell office:value-type="string" calcext:value-type="string">
            <text:p>sigma voltage</text:p>
          </table:table-cell>
          <table:table-cell/>
          <table:table-cell office:value-type="string" calcext:value-type="string">
            <text:p>log d</text:p>
          </table:table-cell>
          <table:table-cell office:value-type="string" calcext:value-type="string">
            <text:p>log v</text:p>
          </table:table-cell>
          <table:table-cell office:value-type="string" calcext:value-type="string">
            <text:p>sigma logd</text:p>
          </table:table-cell>
          <table:table-cell table:style-name="Default" office:value-type="string" calcext:value-type="string">
            <text:p>sigma log v</text:p>
          </table:table-cell>
        </table:table-row>
        <table:table-row table:style-name="ro1">
          <table:table-cell office:value-type="string" calcext:value-type="string">
            <text:p>distance from the bottom side of the lamp’s leg to the filament in cm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3.1" calcext:value-type="float">
            <text:p>53.1</text:p>
          </table:table-cell>
          <table:table-cell table:formula="of:= 63- [.E2] - [.C2]" office:value-type="float" office:value="2.4" calcext:value-type="float">
            <text:p>2.4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table:formula="of:=SQRT(0.1^2+0.1^2+0.1^2)" office:value-type="float" office:value="0.173205080756888" calcext:value-type="float">
            <text:p>0.17320508075688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LN([.I2])" office:value-type="float" office:value="0.8754687373539" calcext:value-type="float">
            <text:p>0.8754687373539</text:p>
          </table:table-cell>
          <table:table-cell table:formula="of:=LN([.K2])" office:value-type="float" office:value="-3.64965874096066" calcext:value-type="float">
            <text:p>-3.64965874096066</text:p>
          </table:table-cell>
          <table:table-cell table:formula="of:=[.J2]/[.I2]" office:value-type="float" office:value="0.0721687836487032" calcext:value-type="float">
            <text:p>0.072168783648703</text:p>
          </table:table-cell>
          <table:table-cell table:formula="of:=[.L2]/[.K2]" office:value-type="float" office:value="0.0769230769230769" calcext:value-type="float">
            <text:p>7.69E-02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float" office:value="52.8" calcext:value-type="float">
            <text:p>52.8</text:p>
          </table:table-cell>
          <table:table-cell table:formula="of:= 63- [.E3] - [.C3]" office:value-type="float" office:value="2.7" calcext:value-type="float">
            <text:p>2.7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table:formula="of:=SQRT(0.1^2+0.1^2+0.1^2)" office:value-type="float" office:value="0.173205080756888" calcext:value-type="float">
            <text:p>0.173205080756888</text:p>
          </table:table-cell>
          <table:table-cell office:value-type="float" office:value="0.02" calcext:value-type="float">
            <text:p>0.02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LN([.I3])" office:value-type="float" office:value="0.993251773010283" calcext:value-type="float">
            <text:p>0.993251773010283</text:p>
          </table:table-cell>
          <table:table-cell table:formula="of:=LN([.K3])" office:value-type="float" office:value="-3.91202300542815" calcext:value-type="float">
            <text:p>-3.91202300542815</text:p>
          </table:table-cell>
          <table:table-cell table:formula="of:=[.J3]/[.I3]" office:value-type="float" office:value="0.0641500299099584" calcext:value-type="float">
            <text:p>0.064150029909959</text:p>
          </table:table-cell>
          <table:table-cell table:formula="of:=[.L3]/[.K3]" office:value-type="float" office:value="0.1" calcext:value-type="float">
            <text:p>1.00E-01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float" office:value="52.4" calcext:value-type="float">
            <text:p>52.4</text:p>
          </table:table-cell>
          <table:table-cell table:formula="of:= 63- [.E4] - [.C4]" office:value-type="float" office:value="3.1" calcext:value-type="float">
            <text:p>3.1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table:formula="of:=SQRT(0.1^2+0.1^2+0.1^2)" office:value-type="float" office:value="0.173205080756888" calcext:value-type="float">
            <text:p>0.17320508075688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LN([.I4])" office:value-type="float" office:value="1.1314021114911" calcext:value-type="float">
            <text:p>1.1314021114911</text:p>
          </table:table-cell>
          <table:table-cell table:formula="of:=LN([.K4])" office:value-type="float" office:value="-4.13516655674236" calcext:value-type="float">
            <text:p>-4.13516655674236</text:p>
          </table:table-cell>
          <table:table-cell table:formula="of:=[.J4]/[.I4]" office:value-type="float" office:value="0.0558726066957702" calcext:value-type="float">
            <text:p>0.05587260669577</text:p>
          </table:table-cell>
          <table:table-cell table:formula="of:=[.L4]/[.K4]" office:value-type="float" office:value="0.125" calcext:value-type="float">
            <text:p>1.25E-01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float" office:value="51.7" calcext:value-type="float">
            <text:p>51.7</text:p>
          </table:table-cell>
          <table:table-cell table:formula="of:= 63- [.E5] - [.C5]" office:value-type="float" office:value="3.8" calcext:value-type="float">
            <text:p>3.8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 table:formula="of:=SQRT(0.1^2+0.1^2+0.1^2)" office:value-type="float" office:value="0.173205080756888" calcext:value-type="float">
            <text:p>0.17320508075688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LN([.I5])" office:value-type="float" office:value="1.33500106673234" calcext:value-type="float">
            <text:p>1.33500106673234</text:p>
          </table:table-cell>
          <table:table-cell table:formula="of:=LN([.K5])" office:value-type="float" office:value="-4.42284862919414" calcext:value-type="float">
            <text:p>-4.42284862919414</text:p>
          </table:table-cell>
          <table:table-cell table:formula="of:=[.J5]/[.I5]" office:value-type="float" office:value="0.0455802844097073" calcext:value-type="float">
            <text:p>0.045580284409707</text:p>
          </table:table-cell>
          <table:table-cell table:formula="of:=[.L5]/[.K5]" office:value-type="float" office:value="0.166666666666667" calcext:value-type="float">
            <text:p>1.67E-01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float" office:value="51.4" calcext:value-type="float">
            <text:p>51.4</text:p>
          </table:table-cell>
          <table:table-cell table:formula="of:= 63- [.E6] - [.C6]" office:value-type="float" office:value="4.1" calcext:value-type="float">
            <text:p>4.1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table:formula="of:=SQRT(0.1^2+0.1^2+0.1^2)" office:value-type="float" office:value="0.173205080756888" calcext:value-type="float">
            <text:p>0.173205080756888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LN([.I6])" office:value-type="float" office:value="1.41098697371026" calcext:value-type="float">
            <text:p>1.41098697371026</text:p>
          </table:table-cell>
          <table:table-cell table:formula="of:=LN([.K6])" office:value-type="float" office:value="-4.60517018598809" calcext:value-type="float">
            <text:p>-4.60517018598809</text:p>
          </table:table-cell>
          <table:table-cell table:formula="of:=[.J6]/[.I6]" office:value-type="float" office:value="0.0422451416480214" calcext:value-type="float">
            <text:p>0.042245141648021</text:p>
          </table:table-cell>
          <table:table-cell table:formula="of:=[.L6]/[.K6]" office:value-type="float" office:value="0.2" calcext:value-type="float">
            <text:p>2.00E-01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float" office:value="44.7" calcext:value-type="float">
            <text:p>44.7</text:p>
          </table:table-cell>
          <table:table-cell table:formula="of:= 63- [.E7] - [.C7]" office:value-type="float" office:value="10.8" calcext:value-type="float">
            <text:p>10.8</text:p>
          </table:table-cell>
          <table:table-cell table:number-columns-repeated="2"/>
          <table:table-cell office:value-type="float" office:value="10.8" calcext:value-type="float">
            <text:p>10.8</text:p>
          </table:table-cell>
          <table:table-cell table:formula="of:=SQRT(0.1^2+0.1^2+0.1^2)" office:value-type="float" office:value="0.173205080756888" calcext:value-type="float">
            <text:p>0.1732050807568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LN([.I7])" office:value-type="float" office:value="2.37954613413017" calcext:value-type="float">
            <text:p>2.37954613413017</text:p>
          </table:table-cell>
          <table:table-cell table:formula="of:=LN([.K7])" office:value-type="float" office:value="-5.11599580975408" calcext:value-type="float">
            <text:p>-5.11599580975408</text:p>
          </table:table-cell>
          <table:table-cell table:formula="of:=[.J7]/[.I7]" office:value-type="float" office:value="0.0160375074774896" calcext:value-type="float">
            <text:p>0.01603750747749</text:p>
          </table:table-cell>
          <table:table-cell table:formula="of:=[.L7]/[.K7]" office:value-type="float" office:value="0.333333333333333" calcext:value-type="float">
            <text:p>3.33E-01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float" office:value="35.5" calcext:value-type="float">
            <text:p>35.5</text:p>
          </table:table-cell>
          <table:table-cell table:formula="of:= 63- [.E8] - [.C8]"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SQRT(0.1^2+0.1^2+0.1^2)" office:value-type="float" office:value="0.173205080756888" calcext:value-type="float">
            <text:p>0.173205080756888</text:p>
          </table:table-cell>
          <table:table-cell table:number-columns-repeated="2" office:value-type="float" office:value="0.002" calcext:value-type="float">
            <text:p>0.002</text:p>
          </table:table-cell>
          <table:table-cell/>
          <table:table-cell table:formula="of:=LN([.I8])" office:value-type="float" office:value="2.99573227355399" calcext:value-type="float">
            <text:p>2.99573227355399</text:p>
          </table:table-cell>
          <table:table-cell table:formula="of:=LN([.K8])" office:value-type="float" office:value="-6.21460809842219" calcext:value-type="float">
            <text:p>-6.21460809842219</text:p>
          </table:table-cell>
          <table:table-cell table:formula="of:=[.J8]/[.I8]" office:value-type="float" office:value="0.00866025403784439" calcext:value-type="float">
            <text:p>0.008660254037844</text:p>
          </table:table-cell>
          <table:table-cell table:formula="of:=[.L8]/[.K8]" office:value-type="float" office:value="1" calcext:value-type="float">
            <text:p>1.00E+00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r (position of the side of the sensor’s leg in cm when the lamp is stated at 99.5 cm)</text:p>
          </table:table-cell>
          <table:table-cell table:number-columns-repeated="3"/>
          <table:table-cell office:value-type="float" office:value="25.3" calcext:value-type="float">
            <text:p>25.3</text:p>
          </table:table-cell>
          <table:table-cell table:formula="of:=SQRT(0.1^2+0.1^2+0.1^2)" office:value-type="float" office:value="0.173205080756888" calcext:value-type="float">
            <text:p>0.173205080756888</text:p>
          </table:table-cell>
          <table:table-cell office:value-type="float" office:value="0.0003" calcext:value-type="float">
            <text:p>0.0003</text:p>
          </table:table-cell>
          <table:table-cell table:style-name="ce1" office:value-type="float" office:value="0.00005" calcext:value-type="float">
            <text:p>5.00E-05</text:p>
          </table:table-cell>
          <table:table-cell/>
          <table:table-cell table:formula="of:=LN([.I9])" office:value-type="float" office:value="3.23080439573347" calcext:value-type="float">
            <text:p>3.23080439573347</text:p>
          </table:table-cell>
          <table:table-cell table:formula="of:=LN([.K9])" office:value-type="float" office:value="-8.11172808330807" calcext:value-type="float">
            <text:p>-8.11172808330807</text:p>
          </table:table-cell>
          <table:table-cell table:formula="of:=[.J9]/[.I9]" office:value-type="float" office:value="0.00684605062280189" calcext:value-type="float">
            <text:p>0.006846050622802</text:p>
          </table:table-cell>
          <table:table-cell table:formula="of:=[.L9]/[.K9]" office:value-type="float" office:value="0.166666666666667" calcext:value-type="float">
            <text:p>1.67E-01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float" office:value="66.7" calcext:value-type="float">
            <text:p>66.7</text:p>
          </table:table-cell>
          <table:table-cell table:formula="of:=99.5-[.E10]-[.C10]" office:value-type="float" office:value="25.3" calcext:value-type="float">
            <text:p>25.3</text:p>
          </table:table-cell>
          <table:table-cell table:number-columns-repeated="2"/>
          <table:table-cell office:value-type="float" office:value="29.3" calcext:value-type="float">
            <text:p>29.3</text:p>
          </table:table-cell>
          <table:table-cell table:formula="of:=SQRT(0.1^2+0.1^2+0.1^2)" office:value-type="float" office:value="0.173205080756888" calcext:value-type="float">
            <text:p>0.173205080756888</text:p>
          </table:table-cell>
          <table:table-cell office:value-type="float" office:value="0.0002" calcext:value-type="float">
            <text:p>0.0002</text:p>
          </table:table-cell>
          <table:table-cell table:style-name="ce1" office:value-type="float" office:value="0.00005" calcext:value-type="float">
            <text:p>5.00E-05</text:p>
          </table:table-cell>
          <table:table-cell/>
          <table:table-cell table:formula="of:=LN([.I10])" office:value-type="float" office:value="3.37758751602302" calcext:value-type="float">
            <text:p>3.37758751602302</text:p>
          </table:table-cell>
          <table:table-cell table:formula="of:=LN([.K10])" office:value-type="float" office:value="-8.51719319141624" calcext:value-type="float">
            <text:p>-8.51719319141624</text:p>
          </table:table-cell>
          <table:table-cell table:formula="of:=[.J10]/[.I10]" office:value-type="float" office:value="0.00591143620330675" calcext:value-type="float">
            <text:p>0.005911436203307</text:p>
          </table:table-cell>
          <table:table-cell table:formula="of:=[.L10]/[.K10]" office:value-type="float" office:value="0.25" calcext:value-type="float">
            <text:p>2.50E-01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float" office:value="62.7" calcext:value-type="float">
            <text:p>62.7</text:p>
          </table:table-cell>
          <table:table-cell table:formula="of:=99.5-[.E11]-[.C11]" office:value-type="float" office:value="29.3" calcext:value-type="float">
            <text:p>29.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SQRT(0.1^2+0.1^2+0.1^2)" office:value-type="float" office:value="0.173205080756888" calcext:value-type="float">
            <text:p>0.173205080756888</text:p>
          </table:table-cell>
          <table:table-cell office:value-type="float" office:value="0.00015" calcext:value-type="float">
            <text:p>0.00015</text:p>
          </table:table-cell>
          <table:table-cell table:style-name="ce1" office:value-type="float" office:value="0.00005" calcext:value-type="float">
            <text:p>5.00E-05</text:p>
          </table:table-cell>
          <table:table-cell/>
          <table:table-cell table:formula="of:=LN([.I11])" office:value-type="float" office:value="3.46573590279973" calcext:value-type="float">
            <text:p>3.46573590279973</text:p>
          </table:table-cell>
          <table:table-cell table:formula="of:=LN([.K11])" office:value-type="float" office:value="-8.80487526386802" calcext:value-type="float">
            <text:p>-8.80487526386802</text:p>
          </table:table-cell>
          <table:table-cell table:formula="of:=[.J11]/[.I11]" office:value-type="float" office:value="0.00541265877365274" calcext:value-type="float">
            <text:p>0.005412658773653</text:p>
          </table:table-cell>
          <table:table-cell table:formula="of:=[.L11]/[.K11]" office:value-type="float" office:value="0.333333333333333" calcext:value-type="float">
            <text:p>3.33E-01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99.5-[.E12]-[.C12]" office:value-type="float" office:value="32" calcext:value-type="float">
            <text:p>32</text:p>
          </table:table-cell>
          <table:table-cell table:number-columns-repeated="2"/>
          <table:table-cell office:value-type="float" office:value="35.9" calcext:value-type="float">
            <text:p>35.9</text:p>
          </table:table-cell>
          <table:table-cell table:formula="of:=SQRT(0.1^2+0.1^2+0.1^2)" office:value-type="float" office:value="0.173205080756888" calcext:value-type="float">
            <text:p>0.173205080756888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float" office:value="0.00005" calcext:value-type="float">
            <text:p>5.00E-05</text:p>
          </table:table-cell>
          <table:table-cell/>
          <table:table-cell table:formula="of:=LN([.I12])" office:value-type="float" office:value="3.58073729549423" calcext:value-type="float">
            <text:p>3.58073729549423</text:p>
          </table:table-cell>
          <table:table-cell table:formula="of:=LN([.K12])" office:value-type="float" office:value="-9.21034037197618" calcext:value-type="float">
            <text:p>-9.21034037197618</text:p>
          </table:table-cell>
          <table:table-cell table:formula="of:=[.J12]/[.I12]" office:value-type="float" office:value="0.00482465406008044" calcext:value-type="float">
            <text:p>0.00482465406008</text:p>
          </table:table-cell>
          <table:table-cell table:formula="of:=[.L12]/[.K12]" office:value-type="float" office:value="0.5" calcext:value-type="float">
            <text:p>5.00E-01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float" office:value="56.1" calcext:value-type="float">
            <text:p>56.1</text:p>
          </table:table-cell>
          <table:table-cell table:formula="of:=99.5-[.E13]-[.C13]" office:value-type="float" office:value="35.9" calcext:value-type="float">
            <text:p>35.9</text:p>
          </table:table-cell>
          <table:table-cell table:number-columns-repeated="2"/>
          <table:table-cell office:value-type="float" office:value="42.9" calcext:value-type="float">
            <text:p>42.9</text:p>
          </table:table-cell>
          <table:table-cell table:formula="of:=SQRT(0.1^2+0.1^2+0.1^2)" office:value-type="float" office:value="0.173205080756888" calcext:value-type="float">
            <text:p>0.173205080756888</text:p>
          </table:table-cell>
          <table:table-cell office:value-type="float" office:value="0.00005" calcext:value-type="float">
            <text:p>5E-05</text:p>
          </table:table-cell>
          <table:table-cell table:style-name="ce1" office:value-type="float" office:value="0.00005" calcext:value-type="float">
            <text:p>5.00E-05</text:p>
          </table:table-cell>
          <table:table-cell/>
          <table:table-cell table:formula="of:=LN([.I13])" office:value-type="float" office:value="3.75887182593397" calcext:value-type="float">
            <text:p>3.75887182593397</text:p>
          </table:table-cell>
          <table:table-cell table:formula="of:=LN([.K13])" office:value-type="float" office:value="-9.90348755253613" calcext:value-type="float">
            <text:p>-9.90348755253613</text:p>
          </table:table-cell>
          <table:table-cell table:formula="of:=[.J13]/[.I13]" office:value-type="float" office:value="0.00403741446985752" calcext:value-type="float">
            <text:p>0.004037414469858</text:p>
          </table:table-cell>
          <table:table-cell table:formula="of:=[.L13]/[.K13]" office:value-type="float" office:value="1" calcext:value-type="float">
            <text:p>1.00E+00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float" office:value="49.1" calcext:value-type="float">
            <text:p>49.1</text:p>
          </table:table-cell>
          <table:table-cell table:formula="of:=99.5-[.E14]-[.C14]" office:value-type="float" office:value="42.9" calcext:value-type="float">
            <text:p>42.9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1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23:00:55.807026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23:20:10.705993973</meta:creation-date>
    <dc:date>2019-10-11T23:37:36.167617278</dc:date>
    <meta:editing-duration>PT20M37S</meta:editing-duration>
    <meta:editing-cycles>2</meta:editing-cycles>
    <meta:generator>LibreOffice/6.0.7.3$Linux_X86_64 LibreOffice_project/00m0$Build-3</meta:generator>
    <meta:document-statistic meta:table-count="1" meta:cell-count="151" meta:object-count="0"/>
  </office:meta>
</office:document-meta>
</file>